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1767" officeooo:paragraph-rsid="00051767"/>
    </style:style>
    <style:style style:name="P2" style:family="paragraph" style:parent-style-name="Standard">
      <style:text-properties officeooo:rsid="00051767" officeooo:paragraph-rsid="00098e5d"/>
    </style:style>
    <style:style style:name="P3" style:family="paragraph" style:parent-style-name="Standard">
      <style:text-properties officeooo:rsid="0006ef77" officeooo:paragraph-rsid="0006ef77"/>
    </style:style>
    <style:style style:name="P4" style:family="paragraph" style:parent-style-name="Standard">
      <style:text-properties officeooo:rsid="00089b50" officeooo:paragraph-rsid="00089b50"/>
    </style:style>
    <style:style style:name="P5" style:family="paragraph" style:parent-style-name="Standard">
      <style:text-properties officeooo:paragraph-rsid="00089b50"/>
    </style:style>
    <style:style style:name="P6" style:family="paragraph" style:parent-style-name="Standard">
      <style:text-properties officeooo:paragraph-rsid="0008ba6a"/>
    </style:style>
    <style:style style:name="P7" style:family="paragraph" style:parent-style-name="Standard">
      <style:text-properties officeooo:rsid="0008ba6a" officeooo:paragraph-rsid="0008ba6a"/>
    </style:style>
    <style:style style:name="P8" style:family="paragraph" style:parent-style-name="Standard">
      <style:text-properties officeooo:paragraph-rsid="000ab766"/>
    </style:style>
    <style:style style:name="P9" style:family="paragraph" style:parent-style-name="Standard">
      <style:text-properties officeooo:rsid="000ab766" officeooo:paragraph-rsid="000ab766"/>
    </style:style>
    <style:style style:name="P10" style:family="paragraph" style:parent-style-name="Standard">
      <style:text-properties officeooo:rsid="000c471a" officeooo:paragraph-rsid="000ab766"/>
    </style:style>
    <style:style style:name="P11" style:family="paragraph" style:parent-style-name="Standard" style:list-style-name="L1">
      <style:text-properties officeooo:paragraph-rsid="00098e5d"/>
    </style:style>
    <style:style style:name="P12" style:family="paragraph" style:parent-style-name="Standard" style:list-style-name="L1">
      <style:text-properties officeooo:rsid="00089b50" officeooo:paragraph-rsid="00089b50"/>
    </style:style>
    <style:style style:name="P13" style:family="paragraph" style:parent-style-name="Standard">
      <style:text-properties officeooo:rsid="00089b50" officeooo:paragraph-rsid="0008ba6a"/>
    </style:style>
    <style:style style:name="P14" style:family="paragraph" style:parent-style-name="Standard">
      <style:text-properties officeooo:rsid="00089b50" officeooo:paragraph-rsid="000e996b"/>
    </style:style>
    <style:style style:name="P15" style:family="paragraph" style:parent-style-name="Standard">
      <style:text-properties officeooo:rsid="00089b50" officeooo:paragraph-rsid="00113f23"/>
    </style:style>
    <style:style style:name="P16" style:family="paragraph" style:parent-style-name="Standard">
      <style:text-properties officeooo:rsid="00089b50" officeooo:paragraph-rsid="001744a9"/>
    </style:style>
    <style:style style:name="P17" style:family="paragraph" style:parent-style-name="Standard">
      <style:text-properties officeooo:rsid="00089b50" officeooo:paragraph-rsid="0018e27a"/>
    </style:style>
    <style:style style:name="P18" style:family="paragraph" style:parent-style-name="Standard">
      <style:text-properties officeooo:rsid="00089b50" officeooo:paragraph-rsid="001a4984"/>
    </style:style>
    <style:style style:name="P19" style:family="paragraph" style:parent-style-name="Standard">
      <style:text-properties officeooo:rsid="0008ba6a" officeooo:paragraph-rsid="0008ba6a"/>
    </style:style>
    <style:style style:name="P20" style:family="paragraph" style:parent-style-name="Standard" style:list-style-name="L2">
      <style:text-properties officeooo:rsid="0008ba6a" officeooo:paragraph-rsid="0008ba6a"/>
    </style:style>
    <style:style style:name="P21" style:family="paragraph" style:parent-style-name="Standard" style:list-style-name="L2">
      <style:text-properties officeooo:rsid="00098e5d" officeooo:paragraph-rsid="00098e5d"/>
    </style:style>
    <style:style style:name="P22" style:family="paragraph" style:parent-style-name="Standard" style:list-style-name="L4">
      <style:text-properties officeooo:rsid="00098e5d" officeooo:paragraph-rsid="00113f23"/>
    </style:style>
    <style:style style:name="P23" style:family="paragraph" style:parent-style-name="Standard" style:list-style-name="L4">
      <style:text-properties officeooo:rsid="00098e5d" officeooo:paragraph-rsid="001744a9"/>
    </style:style>
    <style:style style:name="P24" style:family="paragraph" style:parent-style-name="Standard" style:list-style-name="L4">
      <style:text-properties officeooo:rsid="00098e5d" officeooo:paragraph-rsid="001a4984"/>
    </style:style>
    <style:style style:name="P25" style:family="paragraph" style:parent-style-name="Standard">
      <style:text-properties officeooo:rsid="00098e5d" officeooo:paragraph-rsid="001a4984"/>
    </style:style>
    <style:style style:name="P26" style:family="paragraph" style:parent-style-name="Standard" style:list-style-name="L3">
      <style:text-properties officeooo:rsid="000ab766" officeooo:paragraph-rsid="000ab766"/>
    </style:style>
    <style:style style:name="P27" style:family="paragraph" style:parent-style-name="Standard">
      <style:text-properties officeooo:rsid="000ab766" officeooo:paragraph-rsid="000ab766"/>
    </style:style>
    <style:style style:name="P28" style:family="paragraph" style:parent-style-name="Standard" style:list-style-name="L4">
      <style:text-properties officeooo:rsid="000c471a" officeooo:paragraph-rsid="000c471a"/>
    </style:style>
    <style:style style:name="P29" style:family="paragraph" style:parent-style-name="Standard">
      <style:text-properties officeooo:rsid="000c471a" officeooo:paragraph-rsid="000c471a"/>
    </style:style>
    <style:style style:name="P30" style:family="paragraph" style:parent-style-name="Standard">
      <style:text-properties officeooo:rsid="000c471a" officeooo:paragraph-rsid="00106126"/>
    </style:style>
    <style:style style:name="P31" style:family="paragraph" style:parent-style-name="Standard" style:list-style-name="L4">
      <style:text-properties officeooo:rsid="000e3980" officeooo:paragraph-rsid="000e3980"/>
    </style:style>
    <style:style style:name="P32" style:family="paragraph" style:parent-style-name="Standard" style:list-style-name="L4">
      <style:text-properties officeooo:rsid="000e3980" officeooo:paragraph-rsid="00113f23"/>
    </style:style>
    <style:style style:name="P33" style:family="paragraph" style:parent-style-name="Standard" style:list-style-name="L4">
      <style:text-properties officeooo:rsid="000e3980" officeooo:paragraph-rsid="001744a9"/>
    </style:style>
    <style:style style:name="P34" style:family="paragraph" style:parent-style-name="Standard" style:list-style-name="L4">
      <style:text-properties officeooo:rsid="000e3980" officeooo:paragraph-rsid="0018e27a"/>
    </style:style>
    <style:style style:name="P35" style:family="paragraph" style:parent-style-name="Standard">
      <style:text-properties officeooo:rsid="000e3980" officeooo:paragraph-rsid="000e3980"/>
    </style:style>
    <style:style style:name="P36" style:family="paragraph" style:parent-style-name="Standard">
      <style:text-properties officeooo:rsid="000e3980" officeooo:paragraph-rsid="00113f23"/>
    </style:style>
    <style:style style:name="P37" style:family="paragraph" style:parent-style-name="Standard">
      <style:text-properties officeooo:rsid="000e3980" officeooo:paragraph-rsid="001744a9"/>
    </style:style>
    <style:style style:name="P38" style:family="paragraph" style:parent-style-name="Standard">
      <style:text-properties officeooo:rsid="000e3980" officeooo:paragraph-rsid="0018e27a"/>
    </style:style>
    <style:style style:name="P39" style:family="paragraph" style:parent-style-name="Standard">
      <style:text-properties officeooo:rsid="000e996b" officeooo:paragraph-rsid="001744a9"/>
    </style:style>
    <style:style style:name="P40" style:family="paragraph" style:parent-style-name="Standard">
      <style:text-properties officeooo:rsid="000e996b" officeooo:paragraph-rsid="001a4984"/>
    </style:style>
    <style:style style:name="P41" style:family="paragraph" style:parent-style-name="Standard">
      <style:text-properties officeooo:rsid="00051767" officeooo:paragraph-rsid="00113f23"/>
    </style:style>
    <style:style style:name="P42" style:family="paragraph" style:parent-style-name="Standard">
      <style:text-properties officeooo:rsid="00051767" officeooo:paragraph-rsid="0015c497"/>
    </style:style>
    <style:style style:name="P43" style:family="paragraph" style:parent-style-name="Standard">
      <style:text-properties officeooo:rsid="00051767" officeooo:paragraph-rsid="001744a9"/>
    </style:style>
    <style:style style:name="P44" style:family="paragraph" style:parent-style-name="Standard">
      <style:text-properties officeooo:rsid="00051767" officeooo:paragraph-rsid="0018e27a"/>
    </style:style>
    <style:style style:name="P45" style:family="paragraph" style:parent-style-name="Standard">
      <style:text-properties officeooo:rsid="00051767" officeooo:paragraph-rsid="001a4984"/>
    </style:style>
    <style:style style:name="P46" style:family="paragraph" style:parent-style-name="Standard">
      <style:text-properties officeooo:rsid="00113f23" officeooo:paragraph-rsid="00113f23"/>
    </style:style>
    <style:style style:name="P47" style:family="paragraph" style:parent-style-name="Standard">
      <style:text-properties officeooo:rsid="00113f23" officeooo:paragraph-rsid="001e2ef6"/>
    </style:style>
    <style:style style:name="P48" style:family="paragraph" style:parent-style-name="Standard" style:list-style-name="L4">
      <style:text-properties officeooo:rsid="0015c497" officeooo:paragraph-rsid="0015c497"/>
    </style:style>
    <style:style style:name="P49" style:family="paragraph" style:parent-style-name="Standard">
      <style:text-properties officeooo:paragraph-rsid="0015c497"/>
    </style:style>
    <style:style style:name="P50" style:family="paragraph" style:parent-style-name="Standard">
      <style:text-properties officeooo:rsid="001744a9" officeooo:paragraph-rsid="001744a9"/>
    </style:style>
    <style:style style:name="P51" style:family="paragraph" style:parent-style-name="Standard">
      <style:text-properties officeooo:rsid="0018e27a" officeooo:paragraph-rsid="0018e27a"/>
    </style:style>
    <style:style style:name="P52" style:family="paragraph" style:parent-style-name="Standard" style:list-style-name="L5">
      <style:text-properties officeooo:rsid="001a4984" officeooo:paragraph-rsid="001a4984"/>
    </style:style>
    <style:style style:name="P53" style:family="paragraph" style:parent-style-name="Standard">
      <style:text-properties officeooo:rsid="001a4984" officeooo:paragraph-rsid="001a4984"/>
    </style:style>
    <style:style style:name="P54" style:family="paragraph" style:parent-style-name="Standard">
      <style:text-properties officeooo:rsid="001a4984" officeooo:paragraph-rsid="001dcd58"/>
    </style:style>
    <style:style style:name="P55" style:family="paragraph" style:parent-style-name="Standard" style:list-style-name="L5">
      <style:text-properties officeooo:rsid="001dcd58" officeooo:paragraph-rsid="001dcd58"/>
    </style:style>
    <style:style style:name="P56" style:family="paragraph" style:parent-style-name="Standard">
      <style:text-properties officeooo:rsid="001dcd58" officeooo:paragraph-rsid="001dcd58"/>
    </style:style>
    <style:style style:name="P57" style:family="paragraph" style:parent-style-name="Standard" style:list-style-name="L6">
      <style:text-properties officeooo:rsid="001e0a7c" officeooo:paragraph-rsid="001e0a7c"/>
    </style:style>
    <style:style style:name="P58" style:family="paragraph" style:parent-style-name="Standard">
      <style:text-properties officeooo:rsid="001e0a7c" officeooo:paragraph-rsid="001e0a7c"/>
    </style:style>
    <style:style style:name="P59" style:family="paragraph" style:parent-style-name="Standard">
      <style:text-properties officeooo:rsid="001e2ef6" officeooo:paragraph-rsid="001e2ef6"/>
    </style:style>
    <style:style style:name="P60" style:family="paragraph" style:parent-style-name="Standard" style:list-style-name="L7">
      <style:text-properties officeooo:rsid="001f030e" officeooo:paragraph-rsid="001f030e"/>
    </style:style>
    <style:style style:name="P61" style:family="paragraph" style:parent-style-name="Standard">
      <style:text-properties officeooo:rsid="001f030e" officeooo:paragraph-rsid="001f030e"/>
    </style:style>
    <style:style style:name="P62" style:family="paragraph" style:parent-style-name="Standard">
      <style:text-properties officeooo:rsid="001f030e" officeooo:paragraph-rsid="001e2ef6"/>
    </style:style>
    <style:style style:name="P63" style:family="paragraph" style:parent-style-name="Standard" style:list-style-name="L8">
      <style:text-properties officeooo:rsid="001f030e" officeooo:paragraph-rsid="001f030e"/>
    </style:style>
    <style:style style:name="P64" style:family="paragraph" style:parent-style-name="Standard" style:list-style-name="L9">
      <style:text-properties officeooo:rsid="001f5351" officeooo:paragraph-rsid="001f5351"/>
    </style:style>
    <style:style style:name="P65" style:family="paragraph" style:parent-style-name="Standard">
      <style:text-properties officeooo:rsid="001f5351" officeooo:paragraph-rsid="001f5351"/>
    </style:style>
    <style:style style:name="P66" style:family="paragraph" style:parent-style-name="Standard">
      <style:text-properties officeooo:rsid="001f5351" officeooo:paragraph-rsid="001f030e"/>
    </style:style>
    <style:style style:name="T1" style:family="text">
      <style:text-properties officeooo:rsid="0006ef77"/>
    </style:style>
    <style:style style:name="T2" style:family="text">
      <style:text-properties officeooo:rsid="00089b50"/>
    </style:style>
    <style:style style:name="T3" style:family="text">
      <style:text-properties officeooo:rsid="0008ba6a"/>
    </style:style>
    <style:style style:name="T4" style:family="text">
      <style:text-properties officeooo:rsid="00098e5d"/>
    </style:style>
    <style:style style:name="T5" style:family="text">
      <style:text-properties fo:font-weight="normal" style:font-weight-asian="normal" style:font-weight-complex="normal"/>
    </style:style>
    <style:style style:name="T6" style:family="text">
      <style:text-properties officeooo:rsid="000ab766"/>
    </style:style>
    <style:style style:name="T7" style:family="text">
      <style:text-properties officeooo:rsid="000c471a"/>
    </style:style>
    <style:style style:name="T8" style:family="text">
      <style:text-properties officeooo:rsid="000e996b"/>
    </style:style>
    <style:style style:name="T9" style:family="text">
      <style:text-properties officeooo:rsid="00106126"/>
    </style:style>
    <style:style style:name="T10" style:family="text">
      <style:text-properties officeooo:rsid="00113f23"/>
    </style:style>
    <style:style style:name="T11" style:family="text">
      <style:text-properties officeooo:rsid="0012a0af"/>
    </style:style>
    <style:style style:name="T12" style:family="text">
      <style:text-properties officeooo:rsid="0015c497"/>
    </style:style>
    <style:style style:name="T13" style:family="text">
      <style:text-properties officeooo:rsid="0018e27a"/>
    </style:style>
    <style:style style:name="T14" style:family="text">
      <style:text-properties officeooo:rsid="001a4984"/>
    </style:style>
    <style:style style:name="T15" style:family="text">
      <style:text-properties officeooo:rsid="001bd308"/>
    </style:style>
    <style:style style:name="T16" style:family="text">
      <style:text-properties officeooo:rsid="001dcd5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rmalización de la base de datos</text:p>
      <text:p text:style-name="P1"/>
      <text:p text:style-name="P8"><text:span text:style-name="T1">Teniendo las siguientes relaciones se mostraran las dependencias funcionales no triviales (</text:span><text:span text:style-name="T5">α➝ α</text:span><text:span text:style-name="T4">) de cada Esquema en el que se basa la base de datos implementada en Postgresql:</text:span></text:p>
      <text:p text:style-name="P3"/>
      <text:list xml:id="list2583796761" text:style-name="L1">
        <text:list-item>
          <text:p text:style-name="P12">En Esquema-<text:span text:style-name="T3">F</text:span>avCoordinates:</text:p>
        </text:list-item>
      </text:list>
      <text:p text:style-name="P4"><text:tab/></text:p>
      <text:p text:style-name="P4">Siendo los atributos cellphoneClient, coordinate y nameCoordinate los atributos de la relación. cellphoneClient y corrdinate son la clave primaria pues un cellphoneClient puede relacionarse con más de una coordinate, y un corrdinate puede relacionarse en varios cellphoneClient, entonces solo se identifica el atributo nameCoordinate que es <text:span text:style-name="T3">el único no primo</text:span> con los atributos cellphoneClient y coordinate <text:span text:style-name="T3">de manera completa y sin transitividad.</text:span></text:p>
      <text:p text:style-name="P4"/>
      <text:list xml:id="list190060800020692" text:continue-numbering="true" text:style-name="L1">
        <text:list-item>
          <text:list>
            <text:list-item>
              <text:p text:style-name="P11"><text:span text:style-name="T2">cellphoneClient <text:s/>coordinate </text:span>➝ <text:s/><text:span text:style-name="T2">cellphoneClient <text:s/>coordinate <text:s/>nameCoordinate</text:span></text:p>
            </text:list-item>
          </text:list>
        </text:list-item>
      </text:list>
      <text:p text:style-name="P5"><text:tab/></text:p>
      <text:p text:style-name="P6"><text:tab/><text:span text:style-name="T3">(cellphoneClient <text:s/>coordinate)⁺= cellphoneClient <text:s/>coordinate <text:s/>nameCoordinate</text:span></text:p>
      <text:p text:style-name="P6"><text:tab/></text:p>
      <text:p text:style-name="P7"><text:tab/>cellphoneClient y coordinate son clave primaria</text:p>
      <text:p text:style-name="P6"><text:tab/></text:p>
      <text:p text:style-name="P13"><text:tab/>Esquema-favCoordinates esta en forma normal de Boyce-Codd</text:p>
      <text:p text:style-name="P6"/>
      <text:list xml:id="list1211597763" text:style-name="L2">
        <text:list-item>
          <text:p text:style-name="P20">En Esquema-Client:</text:p>
        </text:list-item>
      </text:list>
      <text:p text:style-name="P7"/>
      <text:p text:style-name="P18"><text:span text:style-name="T6">Es una abstracción del usuario que solicita los servicios. L</text:span>os atributos <text:span text:style-name="T7">de la relación son </text:span>cellphoneClient, <text:span text:style-name="T4">passwordClient, nameClient, address, creditCard y status,</text:span> <text:span text:style-name="T7">y</text:span> <text:span text:style-name="T4">es el atributo cellphoneClient el único que identifica de manera inequívoca al resto de los demás atributos. Entonces cada atributo depende funcionalmente de cellphoneClient, por ser una clave primaria no compuesta tambien dependen evidentemente de manera completa de dicha clave y en la relación se alcanzan todos los atributos sin ninguna transitividad se concluye lo siguiente.</text:span></text:p>
      <text:p text:style-name="P7"/>
      <text:list xml:id="list190060081284746" text:continue-numbering="true" text:style-name="L2">
        <text:list-item>
          <text:list>
            <text:list-item>
              <text:p text:style-name="P21">cellphoneClient ➝ cellphoneClient passwordClient nameClient address creditCard status</text:p>
            </text:list-item>
          </text:list>
        </text:list-item>
      </text:list>
      <text:p text:style-name="P1"/>
      <text:p text:style-name="P2"><text:tab/><text:span text:style-name="T4">(cellphoneClient)⁺ = cellphoneClient passwordClient nameClient address creditCard status</text:span></text:p>
      <text:p text:style-name="P1"><text:tab/></text:p>
      <text:p text:style-name="P1"><text:tab/><text:span text:style-name="T4">cellphoneClient es clave primaria</text:span></text:p>
      <text:p text:style-name="P1"/>
      <text:p text:style-name="P2"><text:tab/><text:span text:style-name="T2">Esquema-FavCoordinates esta en forma normal de Boyce-Codd</text:span></text:p>
      <text:p text:style-name="P2"/>
      <text:list xml:id="list2944048301" text:style-name="L3">
        <text:list-item>
          <text:p text:style-name="P26">En Esquema-Ask:</text:p>
        </text:list-item>
      </text:list>
      <text:p text:style-name="P9"/>
      <text:p text:style-name="P9">Es la abstracción de las solicitudes de viaje realizadas, donde se guarda cada solicitud con una identificación generada de manera automática, donde se guarda información relevante del viaje, la clave primaria del Esquema-Client y la clave primaria del Esquema-Driver. Los atributos de la relación <text:span text:style-name="T7">son</text:span> idAsk, cellPhoneClient, cellphoneDriver, initialCoordinates, finalCoordinates, initialTime, finalTime y stars, <text:span text:style-name="T7">donde ningun atributo fuera de idAsk depende funcionalmente de otro, esto debiddo a que es posible que un usuario con un determinado cellPhoneClient pueda realizar multiples viajes iguales y que deben estar registrados en la base de datos, cada coductor con un determinado cellPhoneDriver puede realizar de la misma manera multiples viajes y pueden relacionarsen estos </text:span><text:soft-page-break/><text:span text:style-name="T7">mismos en viajes distintos. Por estas razones el atributo auto-generado idAsk existe e identifica cada viaje solicitado de manera inequivoca.</text:span></text:p>
      <text:p text:style-name="P10"/>
      <text:list xml:id="list460604249" text:style-name="L4">
        <text:list-item>
          <text:list>
            <text:list-item>
              <text:p text:style-name="P28">IdAsk <text:span text:style-name="T4">➝ <text:s/>idAsk cellPhoneClient cellphoneDriver initialCoordinates finalCoordinates initialTime finalTime stars</text:span></text:p>
            </text:list-item>
          </text:list>
        </text:list-item>
      </text:list>
      <text:p text:style-name="P29"/>
      <text:p text:style-name="P30"><text:tab/><text:span text:style-name="T9">(</text:span>IdAsk<text:span text:style-name="T9">)⁺</text:span> <text:span text:style-name="T9">= idAsk cellPhoneClient cellphoneDriver initialCoordinates finalCoordinates <text:tab/>initialTime finalTime stars</text:span></text:p>
      <text:p text:style-name="P30"/>
      <text:p text:style-name="P30"><text:tab/><text:span text:style-name="T9">idAsk es la clave primaria</text:span></text:p>
      <text:p text:style-name="P30"><text:tab/></text:p>
      <text:p text:style-name="P30"><text:tab/><text:span text:style-name="T9">Esquema-Ask esta en forma normal de Boyce-Codd</text:span></text:p>
      <text:p text:style-name="P9"/>
      <text:list xml:id="list190061233914850" text:continue-numbering="true" text:style-name="L4">
        <text:list-item>
          <text:p text:style-name="P31">En Esquem<text:span text:style-name="T8">a-Driver:</text:span></text:p>
        </text:list-item>
      </text:list>
      <text:p text:style-name="P35"/>
      <text:p text:style-name="P40">Es una abstracción del usuario que toma los servicios, quien conduce el taxi para llevar a su destino al usuario Client<text:span text:style-name="T9">e. Los atributos de la relación son cellphoneDriver, passwordDriver, nameDriver, available, numAccount y status. El atributo cellphnoeDriver es el único que identifica de manera inequívoca al resto de los demás atributos en la relación. Entonces cada atributo depende funcionalmente de cellphoneDriver, por ser una clave primaria no compuesta también dependen evidentemente de manera completa de dicha clave y en la relación se alcanzan todos los atributos sin ninguna transitividad se concluye lo siguiente.</text:span></text:p>
      <text:p text:style-name="P14"/>
      <text:list xml:id="list190060463180460" text:continue-numbering="true" text:style-name="L4">
        <text:list-item>
          <text:list>
            <text:list-item>
              <text:p text:style-name="P22">cellphone<text:span text:style-name="T10">Driver</text:span> ➝ <text:span text:style-name="T10">cellphoneDriver passwordDriver nameDriver available numAccount status</text:span></text:p>
            </text:list-item>
          </text:list>
        </text:list-item>
      </text:list>
      <text:p text:style-name="P41"/>
      <text:p text:style-name="P41"><text:span text:style-name="T4"><text:tab/>(cellphoneClient)⁺ = cellphoneDriver passwordDriver nameDriver available numAccount status</text:span></text:p>
      <text:p text:style-name="P41"/>
      <text:p text:style-name="P41"><text:span text:style-name="T4"><text:tab/>cellphoneClient es clave primaria</text:span></text:p>
      <text:p text:style-name="P41"/>
      <text:p text:style-name="P41"><text:span text:style-name="T2"><text:tab/>Esquema-FavCoordinates esta en forma normal de Boyce-Codd</text:span></text:p>
      <text:p text:style-name="P41"/>
      <text:p text:style-name="P41"/>
      <text:list xml:id="list190061922890340" text:continue-numbering="true" text:style-name="L4">
        <text:list-item>
          <text:p text:style-name="P32">En Esquem<text:span text:style-name="T8">a-CcDriver:</text:span></text:p>
        </text:list-item>
      </text:list>
      <text:p text:style-name="P36"/>
      <text:p text:style-name="P46">Es una relación en la <text:span text:style-name="T11">que se tienen los atributos cc y cellphoneDriver, donde ambos son unicos y tanto cc como cellphoneDriver son llaves candidatas, entonces es posible la elección de cualquiera de las dos como llave primaria y a la otra se agrega el constraint de unique. Para esta implementación se eligió cellPhone como llave primaria y cc como atributo no primo unico.</text:span></text:p>
      <text:p text:style-name="P49"><text:span text:style-name="T12">Una alternativa hubiese sido tener el atributo cc en Esquema-Driver, sin embargo, para la forma normal de Boyce-Codd que se desea implementar se </text:span>requiere que no existan dependencias funcionales no triviales de los atributos que no sean un conjunto de la clave candidata <text:span text:style-name="T12">y tener el atributo cc haria que la relación no cumpliese esta condición pues los demás atributos de Esquema-Driver dependerian funcionalmente de cc, aun sin ser parte de la clave candidata de la relación.</text:span></text:p>
      <text:p text:style-name="P15"/>
      <text:list xml:id="list190061952686172" text:continue-numbering="true" text:style-name="L4">
        <text:list-item>
          <text:list>
            <text:list-item>
              <text:p text:style-name="P22"><text:span text:style-name="T12">cc</text:span> ➝ <text:span text:style-name="T12">cellPhone cc</text:span></text:p>
            </text:list-item>
            <text:list-item>
              <text:p text:style-name="P48">cellphoneDriver <text:span text:style-name="T4">➝ </text:span>cc cellPhone</text:p>
            </text:list-item>
          </text:list>
        </text:list-item>
      </text:list>
      <text:p text:style-name="P41"/>
      <text:p text:style-name="P42"><text:span text:style-name="T4"><text:tab/>(cc)⁺ = cc cellphoneDriver </text:span></text:p>
      <text:p text:style-name="P42"><text:soft-page-break/><text:span text:style-name="T4"><text:tab/>(cellphoneDriver)⁺ = cellphoneDriver cc </text:span></text:p>
      <text:p text:style-name="P41"/>
      <text:p text:style-name="P41"><text:span text:style-name="T4"><text:tab/>cellphoneDriver es clave primaria</text:span></text:p>
      <text:p text:style-name="P41"/>
      <text:p text:style-name="P43"><text:span text:style-name="T2"><text:tab/>Esquema-CcDriver esta en forma normal de Boyce-Codd</text:span></text:p>
      <text:p text:style-name="P41"/>
      <text:p text:style-name="P41"/>
      <text:list xml:id="list190061264438907" text:continue-numbering="true" text:style-name="L4">
        <text:list-item>
          <text:p text:style-name="P33">En Esquem<text:span text:style-name="T8">a-Drive:</text:span></text:p>
        </text:list-item>
      </text:list>
      <text:p text:style-name="P37"/>
      <text:p text:style-name="P50">En esta relación se busca guardar todos los taxis que un conductor ha manejado, pues un conductor podria tener un taxi y cambiarlo por uno diferente para la empresa, pero desear ver cuales han sido sus carros desde que trabaja en el lugar. La relación tiene los atributos <text:span text:style-name="T13">idReport, cellphoneDriver, plaque y date, donde se guarda y asocia la clave primaria de cada conductor con la placa del vehiculo, junto con el momento en que se hizo este cambio de taxi y un id auto-generado donde se identifican todos los cambios de cada conductor, debido a que un conductor podria cambiar su carro por otro y luego cambiarlo nuevamente por el anterior, asi que no es posible identificar un registro en particular sin un atributo como idReport que tenga identificaciones unicas para cada cambio. Entonces, cada atributo depende funcionalmente de idReport de manera completa y sin transitividad.</text:span></text:p>
      <text:p text:style-name="P39"/>
      <text:p text:style-name="P16"/>
      <text:list xml:id="list190060808104112" text:continue-numbering="true" text:style-name="L4">
        <text:list-item>
          <text:list>
            <text:list-item>
              <text:p text:style-name="P23"><text:span text:style-name="T13">idReport</text:span> ➝ <text:span text:style-name="T13">idReport cellphoneDriver plaque date</text:span></text:p>
            </text:list-item>
          </text:list>
        </text:list-item>
      </text:list>
      <text:p text:style-name="P43"/>
      <text:p text:style-name="P44"><text:span text:style-name="T4"><text:tab/>(idReport)⁺ = idReport cellphoneDriver plaque date</text:span></text:p>
      <text:p text:style-name="P43"/>
      <text:p text:style-name="P44"><text:span text:style-name="T4"><text:tab/>idReport es clave primaria</text:span></text:p>
      <text:p text:style-name="P43"/>
      <text:p text:style-name="P44"><text:span text:style-name="T2"><text:tab/>Esquema- Drive esta en forma normal de Boyce-Codd</text:span></text:p>
      <text:p text:style-name="P44"/>
      <text:list xml:id="list190061300626672" text:continue-numbering="true" text:style-name="L4">
        <text:list-item>
          <text:p text:style-name="P34">En Esquem<text:span text:style-name="T8">a-Taxi:</text:span></text:p>
        </text:list-item>
      </text:list>
      <text:p text:style-name="P38"/>
      <text:p text:style-name="P51">Es una abstracción del Taxi. Los atributos de la relación son model<text:span text:style-name="T14">, year y plaque, donde plaque es el único que identifica de manera inequívoca al resto de los atributos. Entonces cada atributo depende funcionalmente de plaque de manera completa y sin transitividad.</text:span></text:p>
      <text:p text:style-name="P17"/>
      <text:list xml:id="list190061728654181" text:continue-numbering="true" text:style-name="L4">
        <text:list-item>
          <text:list>
            <text:list-item>
              <text:p text:style-name="P24"><text:span text:style-name="T14">plaque</text:span> ➝ <text:span text:style-name="T14">plaque model year </text:span></text:p>
            </text:list-item>
          </text:list>
        </text:list-item>
      </text:list>
      <text:p text:style-name="P25"/>
      <text:p text:style-name="P25"><text:tab/><text:span text:style-name="T14">(plaque)⁺</text:span> <text:span text:style-name="T16">=</text:span> <text:span text:style-name="T14">plaque model year </text:span></text:p>
      <text:p text:style-name="P44"/>
      <text:p text:style-name="P45"><text:span text:style-name="T4"><text:tab/>plaque es clave primaria</text:span></text:p>
      <text:p text:style-name="P44"/>
      <text:p text:style-name="P44"><text:span text:style-name="T2"><text:tab/>Esquema-Taxi esta en forma normal de Boyce-Codd</text:span></text:p>
      <text:p text:style-name="P44"/>
      <text:list xml:id="list3875578532" text:style-name="L5">
        <text:list-item>
          <text:p text:style-name="P52">En Esquema-<text:span text:style-name="T16">M</text:span>odelTaxi</text:p>
        </text:list-item>
      </text:list>
      <text:p text:style-name="P53"/>
      <text:p text:style-name="P54">Es una relación <text:span text:style-name="T15">con los atributos model, tradeMark y trunk, donde model es el </text:span>único que identifica de manera inequívoca al resto de los atributos, <text:span text:style-name="T16">pues cada modelo tiene una unica marca que lo fabrica y el tamaño de su baul depende exclusivamente del modelo. Cada atributo depende funcionalmente de model de manera completa y sin transitividad.</text:span></text:p>
      <text:p text:style-name="P53"/>
      <text:list xml:id="list190060314788963" text:continue-numbering="true" text:style-name="L5">
        <text:list-item>
          <text:list>
            <text:list-item>
              <text:p text:style-name="P55"><text:soft-page-break/>model <text:span text:style-name="T4">➝ </text:span>model tradeMark trunk</text:p>
            </text:list-item>
          </text:list>
        </text:list-item>
      </text:list>
      <text:p text:style-name="P56"/>
      <text:p text:style-name="P56"><text:tab/>(model)⁺ =<text:span text:style-name="T4"> </text:span>model tradeMark trunk</text:p>
      <text:p text:style-name="P56"/>
      <text:p text:style-name="P56"><text:tab/>mode es clave primaria</text:p>
      <text:p text:style-name="P56"/>
      <text:p text:style-name="P56"><text:tab/>Esquema-ModelTaxi esta en forma normal de Boyce-Codd</text:p>
      <text:p text:style-name="P56"/>
      <text:p text:style-name="P56"/>
      <text:list xml:id="list2345216957" text:style-name="L6">
        <text:list-item>
          <text:p text:style-name="P57">Esquema-PlaqueSoat</text:p>
        </text:list-item>
      </text:list>
      <text:p text:style-name="P58"/>
      <text:p text:style-name="P47">Es una relación en la <text:span text:style-name="T11">que se tienen los atributos plaque y soat, donde ambos son unicos y tanto plaque como soat son llaves candidatas, entonces es posible la elección de cualquiera de las dos como llave primaria y a la otra se agrega el constraint de unique. Para esta implementación se eligió plaque como llave primaria y soat como atributo no primo único.</text:span></text:p>
      <text:p text:style-name="P59">Esta relación se realiza en un esquema diferente a Esquema-Taxi para conseguir tener todas las relaciones en forma normal de Boyce-Codd</text:p>
      <text:p text:style-name="P62"/>
      <text:list xml:id="list1200024922" text:style-name="L7">
        <text:list-item>
          <text:list>
            <text:list-item>
              <text:p text:style-name="P60">plaque <text:span text:style-name="T4">➝ </text:span>soat</text:p>
            </text:list-item>
            <text:list-item>
              <text:p text:style-name="P60">soat <text:span text:style-name="T4">➝ </text:span>plaque</text:p>
            </text:list-item>
          </text:list>
        </text:list-item>
      </text:list>
      <text:p text:style-name="P61"/>
      <text:p text:style-name="P61"><text:tab/>(plaque)⁺ = plaque soat</text:p>
      <text:p text:style-name="P61"><text:tab/>(soat)⁺ = soat plaque</text:p>
      <text:p text:style-name="P61"/>
      <text:p text:style-name="P61"><text:tab/>plaque es clave primaria</text:p>
      <text:p text:style-name="P61"/>
      <text:p text:style-name="P61"><text:tab/>Esquema-PlaqueSoat esta en forma normal de Boyce-Codd</text:p>
      <text:p text:style-name="P58"/>
      <text:p text:style-name="P58"/>
      <text:list xml:id="list356838296" text:style-name="L8">
        <text:list-item>
          <text:p text:style-name="P63">Esquema-Gps</text:p>
        </text:list-item>
      </text:list>
      <text:p text:style-name="P61"/>
      <text:p text:style-name="P61">Relación donde se guarda cada determinado tiempo la placa de un taxi, el momento en el que se realiza la inserción de la tupla y las corrdenadas de la ubicación del taxi en ese momento, con los atributos plaque, timestamp y coordinate, donde la clave primaria es plaque y timestamp pues identifican de manera inequivoca una coordenada que es el atributo no primo.</text:p>
      <text:p text:style-name="P66"/>
      <text:list xml:id="list803662506" text:style-name="L9">
        <text:list-item>
          <text:list>
            <text:list-item>
              <text:p text:style-name="P64">plaque timestamp <text:span text:style-name="T4">➝ </text:span>coordinate</text:p>
            </text:list-item>
          </text:list>
        </text:list-item>
      </text:list>
      <text:p text:style-name="P65"/>
      <text:p text:style-name="P65"><text:tab/>(plaque timestamp)⁺ = plaque timestamp coordinate</text:p>
      <text:p text:style-name="P65"/>
      <text:p text:style-name="P65"><text:tab/>plaque y timestamp son la clave primaria</text:p>
      <text:p text:style-name="P65"/>
      <text:p text:style-name="P65"><text:tab/>Esquema-Gps esta en forma normal de Boyce-Cod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3T12:26:47.381795479</meta:creation-date>
    <dc:date>2019-04-03T18:59:08.757579529</dc:date>
    <meta:editing-duration>PT46M37S</meta:editing-duration>
    <meta:editing-cycles>4</meta:editing-cycles>
    <meta:generator>LibreOffice/6.0.7.3$Linux_X86_64 LibreOffice_project/00m0$Build-3</meta:generator>
    <meta:document-statistic meta:table-count="0" meta:image-count="0" meta:object-count="0" meta:page-count="4" meta:paragraph-count="74" meta:word-count="1226" meta:character-count="8211" meta:non-whitespace-character-count="7024"/>
  </office:meta>
</office:document-meta>
</file>